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e40" officeooo:paragraph-rsid="000e3e40"/>
    </style:style>
    <style:style style:name="P2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marker-start="Arrow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Arrow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17" draw:style-name="gr2" draw:text-style-name="P2" svg:x1="4.6811in" svg:y1="2.1508in" svg:x2="4.9622in" svg:y2="3.526in"><text:p/></draw:line><draw:rect text:anchor-type="paragraph" draw:z-index="16" draw:style-name="gr5" draw:text-style-name="P2" svg:width="0.7295in" svg:height="0.3961in" svg:x="2.0043in" svg:y="3.3071in"><text:p text:style-name="P2">Graph</text:p></draw:rect><draw:line text:anchor-type="paragraph" draw:z-index="15" draw:style-name="gr2" draw:text-style-name="P2" svg:x1="2.2957in" svg:y1="2.2756in" svg:x2="2.2957in" svg:y2="3.3382in"><text:p/></draw:line><draw:rect text:anchor-type="paragraph" draw:z-index="14" draw:style-name="gr5" draw:text-style-name="P2" svg:width="0.9067in" svg:height="0.4378in" svg:x="6.7437in" svg:y="3.661in"><text:p text:style-name="P2">Table</text:p></draw:rect><draw:rect text:anchor-type="paragraph" draw:z-index="13" draw:style-name="gr5" draw:text-style-name="P2" svg:width="0.7815in" svg:height="0.4276in" svg:x="5.6398in" svg:y="3.661in"><text:p text:style-name="P2">Equation</text:p></draw:rect><draw:rect text:anchor-type="paragraph" draw:z-index="12" draw:style-name="gr5" draw:text-style-name="P2" svg:width="0.9587in" svg:height="0.3961in" svg:x="4.4626in" svg:y="3.5256in"><text:p text:style-name="P2">Matrix</text:p></draw:rect><draw:line text:anchor-type="paragraph" draw:z-index="11" draw:style-name="gr2" draw:text-style-name="P2" svg:x1="4.6811in" svg:y1="2.1508in" svg:x2="7.0039in" svg:y2="3.661in"><text:p/></draw:line><draw:line text:anchor-type="paragraph" draw:z-index="10" draw:style-name="gr2" draw:text-style-name="P2" svg:x1="4.6291in" svg:y1="2.0571in" svg:x2="5.9728in" svg:y2="3.6197in"><text:p/></draw:line><draw:rect text:anchor-type="paragraph" draw:z-index="9" draw:style-name="gr5" draw:text-style-name="P2" svg:width="1.7087in" svg:height="0.5213in" svg:x="2.6083in" svg:y="-0.0161in"><text:p text:style-name="P2">Representation</text:p></draw:rect><draw:rect text:anchor-type="paragraph" draw:z-index="8" draw:style-name="gr5" draw:text-style-name="P2" svg:width="1.1567in" svg:height="0.4276in" svg:x="2.8791in" svg:y="3.3071in"><text:p text:style-name="P2">Bar Chart</text:p></draw:rect><draw:rect text:anchor-type="paragraph" draw:z-index="7" draw:style-name="gr5" draw:text-style-name="P2" svg:width="0.948in" svg:height="0.4276in" svg:x="0.8165in" svg:y="3.2965in"><text:p text:style-name="P2">Histogram</text:p></draw:rect><draw:line text:anchor-type="paragraph" draw:z-index="6" draw:style-name="gr2" draw:text-style-name="P2" svg:x1="2.3689in" svg:y1="2.2756in" svg:x2="3.0669in" svg:y2="3.3067in"><text:p/></draw:line><draw:line text:anchor-type="paragraph" draw:z-index="5" draw:style-name="gr2" draw:text-style-name="P2" svg:x1="2.2957in" svg:y1="2.2756in" svg:x2="1.3791in" svg:y2="3.3902in"><text:p/></draw:line><draw:rect text:anchor-type="paragraph" draw:z-index="4" draw:style-name="gr5" draw:text-style-name="P2" svg:width="1.1252in" svg:height="0.3024in" svg:x="4.2957in" svg:y="1.8484in"><text:p text:style-name="P2">Symbol</text:p></draw:rect><draw:rect text:anchor-type="paragraph" draw:z-index="3" draw:style-name="gr4" draw:text-style-name="P2" svg:width="0.9587in" svg:height="0.3858in" svg:x="1.8689in" svg:y="1.8902in"><text:p text:style-name="P2">Diagram</text:p></draw:rect><draw:line text:anchor-type="paragraph" draw:z-index="1" draw:style-name="gr2" draw:text-style-name="P2" svg:x1="3.3272in" svg:y1="0.5047in" svg:x2="4.5669in" svg:y2="1.7858in"><text:p/></draw:line><draw:line text:anchor-type="paragraph" draw:z-index="0" draw:style-name="gr1" draw:text-style-name="P2" svg:x1="0.65in" svg:y1="0.161in" svg:x2="0.6709in" svg:y2="4.2339in"><text:p/></draw:line></text:p>
      <text:p text:style-name="P1"><draw:rect text:anchor-type="paragraph" draw:z-index="18" draw:style-name="gr5" draw:text-style-name="P2" svg:width="1.0524in" svg:height="0.3335in" svg:x="-0.4854in" svg:y="0.0736in"><text:p text:style-name="P2">General</text:p></draw:rect></text:p>
      <text:p text:style-name="P1"><draw:line text:anchor-type="paragraph" draw:z-index="2" draw:style-name="gr3" draw:text-style-name="P2" svg:x1="3.3272in" svg:y1="0.1217in" svg:x2="2.2543in" svg:y2="1.5071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19" draw:style-name="gr5" draw:text-style-name="P2" svg:width="1.1252in" svg:height="0.3335in" svg:x="-0.5583in" svg:y="0.078in"><text:p text:style-name="P2">Specific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0:37:40.611000000</meta:creation-date>
    <dc:date>2013-12-20T11:40:40.345000000</dc:date>
    <meta:editing-duration>PT32M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1.1.2$Windows_x86 LibreOffice_project/7e4286b58adc75a14f6d83f53a03b6c11fa2903</meta:generator>
  </office:meta>
</office:document-meta>
</file>